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 web development, various documents are essential for effectively managing and communicating project requirements, timelines, and specifications. Here are some key documents commonly used throughout the web development process:</text:p>
      <text:p text:style-name="Standard"/>
      <text:h text:style-name="Heading_20_1" text:outline-level="1">Project Proposal or Statement of Work (SOW):</text:h>
      <text:p text:style-name="Standard">Outlines the project scope, objectives, deliverables, timeline, budget, and any other relevant details. It serves as a formal agreement between the client and the development team.</text:p>
      <text:h text:style-name="Heading_20_1" text:outline-level="1">Requirements Document or Functional Specification:</text:h>
      <text:p text:style-name="Standard">Describes the functional and technical requirements of the project in detail. It includes features, functionalities, user roles, user flows, data structures, and any specific technical constraints.</text:p>
      <text:h text:style-name="Heading_20_1" text:outline-level="1">Wireframes and Mockups:</text:h>
      <text:p text:style-name="Standard">Wireframes provide a visual representation of the layout and structure of web pages without design elements, focusing on content hierarchy and user interface elements.</text:p>
      <text:p text:style-name="Standard">Mockups are high-fidelity visual representations of web pages, including design elements such as colors, typography, and imagery.</text:p>
      <text:h text:style-name="Heading_20_1" text:outline-level="1">User Stories or Use Cases:</text:h>
      <text:p text:style-name="Standard">Describes specific interactions or scenarios from the perspective of end-users, detailing their goals and the expected behavior of the system.</text:p>
      <text:h text:style-name="Heading_20_1" text:outline-level="1">Technical Architecture Document:</text:h>
      <text:p text:style-name="Standard">Outlines the overall architecture of the web application, including technologies, frameworks, databases, APIs, third-party services, and integration points.</text:p>
      <text:h text:style-name="Heading_20_1" text:outline-level="1">Database Schema:</text:h>
      <text:p text:style-name="Standard">Defines the structure of the database, including tables, fields, relationships, data types, and constraints.</text:p>
      <text:h text:style-name="Heading_20_1" text:outline-level="1">API Documentation:</text:h>
      <text:p text:style-name="Standard">Describes the endpoints, request/response formats, authentication methods, and usage examples for any APIs used in the project.</text:p>
      <text:h text:style-name="Heading_20_1" text:outline-level="1">Test Plans and Test Cases:</text:h>
      <text:p text:style-name="Standard">Documents outlining the testing strategy, including test objectives, test scenarios, test scripts, and acceptance criteria.</text:p>
      <text:h text:style-name="Heading_20_1" text:outline-level="1">Deployment and Configuration Documentation:</text:h>
      <text:p text:style-name="Standard">Instructions for deploying the web application to various environments (e.g., development, staging, production) and configuring server settings, databases, and third-party services.</text:p>
      <text:p text:style-name="Standard">Maintenance and Support Documentation:</text:p>
      <text:p text:style-name="Standard"/>
      <text:p text:style-name="Standard"><text:soft-page-break/>Guidelines for ongoing maintenance tasks, troubleshooting procedures, version control practices, and support contacts.</text:p>
      <text:h text:style-name="Heading_20_1" text:outline-level="1">Legal Documents:</text:h>
      <text:p text:style-name="Standard">Contracts, service agreements, and any legal documents related to intellectual property rights, data protection, and liability.</text:p>
      <text:h text:style-name="Heading_20_1" text:outline-level="1">Style Guides and Design Systems:</text:h>
      <text:p text:style-name="Standard">Documents that define design principles, UI components, branding guidelines, and coding standards to maintain consistency across the project.</text:p>
      <text:h text:style-name="Heading_20_1" text:outline-level="1">Change Requests or Change Logs:</text:h>
      <text:p text:style-name="Standard">Documents tracking any changes or updates to project requirements, scope, or deliverables throughout the development process.</text:p>
      <text:p text:style-name="Standard"/>
      <text:p text:style-name="Standard">These documents serve as valuable references and communication tools for stakeholders, ensuring clarity, alignment, and successful project delivery in web development. The specific documents required may vary based on project complexity, methodologies (e.g., Agile, Waterfall), and organizational preferenc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1T03:01:06.667313071</meta:creation-date>
    <dc:date>2024-01-31T03:04:34.809773826</dc:date>
    <meta:editing-duration>PT3M28S</meta:editing-duration>
    <meta:editing-cycles>1</meta:editing-cycles>
    <meta:document-statistic meta:table-count="0" meta:image-count="0" meta:object-count="0" meta:page-count="2" meta:paragraph-count="29" meta:word-count="380" meta:character-count="2954" meta:non-whitespace-character-count="2603"/>
    <meta:generator>LibreOffice/7.3.7.2$Linux_X86_64 LibreOffice_project/30$Build-2</meta:generator>
  </office:meta>
</office:document-meta>
</file>